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1" style:family="table-cell" style:parent-style-name="Default">
      <style:map style:condition="is-true-formula([.C2]=MIN([.$C2];[.$E2];[.$G2];[.$I2]))" style:apply-style-name="Good" style:base-cell-address="Sheet1.C2"/>
    </style:style>
    <style:style style:name="ce5" style:family="table-cell" style:parent-style-name="Default" style:data-style-name="N2">
      <style:map style:condition="is-true-formula([.C2]=MIN([.$C2];[.$E2];[.$G2];[.$I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b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formula="of:=MIN([.C2];[.E2];[.G2];[.I2])" office:value-type="float" office:value="215.15" calcext:value-type="float">
            <text:p>215.15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5" table:formula="of:=([.C2]-[.B2])/[.B2]*100" office:value-type="float" office:value="1.05507785266093" calcext:value-type="float">
            <text:p>1.06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5" table:formula="of:=([.E2]-[.B2])/[.B2]*100" office:value-type="float" office:value="55.2591215431095" calcext:value-type="float">
            <text:p>55.2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5" table:formula="of:=([.G2]-[.B2])/[.B2]*100" office:value-type="float" office:value="0" calcext:value-type="float">
            <text:p>0.00</text:p>
          </table:table-cell>
          <table:table-cell table:style-name="ce1" office:value-type="float" office:value="273.96" calcext:value-type="float">
            <text:p>273.96</text:p>
          </table:table-cell>
          <table:table-cell table:style-name="ce3" table:formula="of:=([.I2]-[.B2])/[.B2]*100" office:value-type="float" office:value="27.334417848013" calcext:value-type="float">
            <text:p>27.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table:formula="of:=MIN([.C3];[.E3];[.G3];[.I3])" office:value-type="float" office:value="218.4" calcext:value-type="float">
            <text:p>218.4</text:p>
          </table:table-cell>
          <table:table-cell table:style-name="ce1" office:value-type="float" office:value="219.2" calcext:value-type="float">
            <text:p>219.2</text:p>
          </table:table-cell>
          <table:table-cell table:style-name="ce5" table:formula="of:=([.C3]-[.B3])/[.B3]*100" office:value-type="float" office:value="0.366300366300359" calcext:value-type="float">
            <text:p>0.37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5" table:formula="of:=([.E3]-[.B3])/[.B3]*100" office:value-type="float" office:value="41.4056776556777" calcext:value-type="float">
            <text:p>41.41</text:p>
          </table:table-cell>
          <table:table-cell table:style-name="ce1" office:value-type="float" office:value="218.4" calcext:value-type="float">
            <text:p>218.4</text:p>
          </table:table-cell>
          <table:table-cell table:style-name="ce5" table:formula="of:=([.G3]-[.B3])/[.B3]*100" office:value-type="float" office:value="0" calcext:value-type="float">
            <text:p>0.00</text:p>
          </table:table-cell>
          <table:table-cell table:style-name="ce1" office:value-type="float" office:value="289.58" calcext:value-type="float">
            <text:p>289.58</text:p>
          </table:table-cell>
          <table:table-cell table:style-name="ce3" table:formula="of:=([.I3]-[.B3])/[.B3]*100" office:value-type="float" office:value="32.5915750915751" calcext:value-type="float">
            <text:p>32.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table:formula="of:=MIN([.C4];[.E4];[.G4];[.I4])" office:value-type="float" office:value="202.43" calcext:value-type="float">
            <text:p>202.43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5" table:formula="of:=([.C4]-[.B4])/[.B4]*100" office:value-type="float" office:value="6.13051425184014" calcext:value-type="float">
            <text:p>6.13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5" table:formula="of:=([.E4]-[.B4])/[.B4]*100" office:value-type="float" office:value="25.0703947043422" calcext:value-type="float">
            <text:p>25.07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5" table:formula="of:=([.G4]-[.B4])/[.B4]*100" office:value-type="float" office:value="0" calcext:value-type="float">
            <text:p>0.00</text:p>
          </table:table-cell>
          <table:table-cell table:style-name="ce1" office:value-type="float" office:value="255.52" calcext:value-type="float">
            <text:p>255.52</text:p>
          </table:table-cell>
          <table:table-cell table:style-name="ce3" table:formula="of:=([.I4]-[.B4])/[.B4]*100" office:value-type="float" office:value="26.2263498493306" calcext:value-type="float">
            <text:p>26.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table:formula="of:=MIN([.C5];[.E5];[.G5];[.I5])" office:value-type="float" office:value="668.81" calcext:value-type="float">
            <text:p>668.81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5" table:formula="of:=([.C5]-[.B5])/[.B5]*100" office:value-type="float" office:value="0" calcext:value-type="float">
            <text:p>0.00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5" table:formula="of:=([.E5]-[.B5])/[.B5]*100" office:value-type="float" office:value="16.5263677277553" calcext:value-type="float">
            <text:p>16.53</text:p>
          </table:table-cell>
          <table:table-cell table:style-name="ce1" office:value-type="float" office:value="711.8" calcext:value-type="float">
            <text:p>711.8</text:p>
          </table:table-cell>
          <table:table-cell table:style-name="ce5" table:formula="of:=([.G5]-[.B5])/[.B5]*100" office:value-type="float" office:value="6.42783451204378" calcext:value-type="float">
            <text:p>6.43</text:p>
          </table:table-cell>
          <table:table-cell table:style-name="ce1" office:value-type="float" office:value="691.62" calcext:value-type="float">
            <text:p>691.62</text:p>
          </table:table-cell>
          <table:table-cell table:style-name="ce3" table:formula="of:=([.I5]-[.B5])/[.B5]*100" office:value-type="float" office:value="3.41053512955848" calcext:value-type="float">
            <text:p>3.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table:formula="of:=MIN([.C6];[.E6];[.G6];[.I6])" office:value-type="float" office:value="630.78" calcext:value-type="float">
            <text:p>630.78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5" table:formula="of:=([.C6]-[.B6])/[.B6]*100" office:value-type="float" office:value="0" calcext:value-type="float">
            <text:p>0.0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5" table:formula="of:=([.E6]-[.B6])/[.B6]*100" office:value-type="float" office:value="15.1938869336377" calcext:value-type="float">
            <text:p>15.19</text:p>
          </table:table-cell>
          <table:table-cell table:style-name="ce1" office:value-type="float" office:value="655.4" calcext:value-type="float">
            <text:p>655.4</text:p>
          </table:table-cell>
          <table:table-cell table:style-name="ce5" table:formula="of:=([.G6]-[.B6])/[.B6]*100" office:value-type="float" office:value="3.90310409334475" calcext:value-type="float">
            <text:p>3.90</text:p>
          </table:table-cell>
          <table:table-cell table:style-name="ce1" office:value-type="float" office:value="697.86" calcext:value-type="float">
            <text:p>697.86</text:p>
          </table:table-cell>
          <table:table-cell table:style-name="ce3" table:formula="of:=([.I6]-[.B6])/[.B6]*100" office:value-type="float" office:value="10.6344525825169" calcext:value-type="float">
            <text:p>10.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table:formula="of:=MIN([.C7];[.E7];[.G7];[.I7])" office:value-type="float" office:value="431.32" calcext:value-type="float">
            <text:p>431.32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5" table:formula="of:=([.C7]-[.B7])/[.B7]*100" office:value-type="float" office:value="0.950570342205329" calcext:value-type="float">
            <text:p>0.95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5" table:formula="of:=([.E7]-[.B7])/[.B7]*100" office:value-type="float" office:value="50.77436705926" calcext:value-type="float">
            <text:p>50.77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5" table:formula="of:=([.G7]-[.B7])/[.B7]*100" office:value-type="float" office:value="0" calcext:value-type="float">
            <text:p>0.00</text:p>
          </table:table-cell>
          <table:table-cell table:style-name="ce1" office:value-type="float" office:value="564.79" calcext:value-type="float">
            <text:p>564.79</text:p>
          </table:table-cell>
          <table:table-cell table:style-name="ce3" table:formula="of:=([.I7]-[.B7])/[.B7]*100" office:value-type="float" office:value="30.9445423351572" calcext:value-type="float">
            <text:p>30.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table:formula="of:=MIN([.C8];[.E8];[.G8];[.I8])" office:value-type="float" office:value="309.48" calcext:value-type="float">
            <text:p>309.48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5" table:formula="of:=([.C8]-[.B8])/[.B8]*100" office:value-type="float" office:value="0" calcext:value-type="float">
            <text:p>0.00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5" table:formula="of:=([.E8]-[.B8])/[.B8]*100" office:value-type="float" office:value="13.3417345224247" calcext:value-type="float">
            <text:p>13.34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5" table:formula="of:=([.G8]-[.B8])/[.B8]*100" office:value-type="float" office:value="12.8312007237947" calcext:value-type="float">
            <text:p>12.83</text:p>
          </table:table-cell>
          <table:table-cell table:style-name="ce1" office:value-type="float" office:value="366.51" calcext:value-type="float">
            <text:p>366.51</text:p>
          </table:table-cell>
          <table:table-cell table:style-name="ce3" table:formula="of:=([.I8]-[.B8])/[.B8]*100" office:value-type="float" office:value="18.4276851492827" calcext:value-type="float">
            <text:p>18.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table:formula="of:=MIN([.C9];[.E9];[.G9];[.I9])" office:value-type="float" office:value="3079.58" calcext:value-type="float">
            <text:p>3079.5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5" table:formula="of:=([.C9]-[.B9])/[.B9]*100" office:value-type="float" office:value="8.25924314354555" calcext:value-type="float">
            <text:p>8.26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5" table:formula="of:=([.E9]-[.B9])/[.B9]*100" office:value-type="float" office:value="7.85983802986122" calcext:value-type="float">
            <text:p>7.8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5" table:formula="of:=([.G9]-[.B9])/[.B9]*100" office:value-type="float" office:value="0" calcext:value-type="float">
            <text:p>0.00</text:p>
          </table:table-cell>
          <table:table-cell table:style-name="ce1" office:value-type="float" office:value="3428.15" calcext:value-type="float">
            <text:p>3428.15</text:p>
          </table:table-cell>
          <table:table-cell table:style-name="ce3" table:formula="of:=([.I9]-[.B9])/[.B9]*100" office:value-type="float" office:value="11.3187512582885" calcext:value-type="float">
            <text:p>11.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table:formula="of:=MIN([.C10];[.E10];[.G10];[.I10])" office:value-type="float" office:value="1917.82" calcext:value-type="float">
            <text:p>1917.82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5" table:formula="of:=([.C10]-[.B10])/[.B10]*100" office:value-type="float" office:value="0" calcext:value-type="float">
            <text:p>0.00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5" table:formula="of:=([.E10]-[.B10])/[.B10]*100" office:value-type="float" office:value="26.6667361900491" calcext:value-type="float">
            <text:p>26.6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5" table:formula="of:=([.G10]-[.B10])/[.B10]*100" office:value-type="float" office:value="9.65471212105412" calcext:value-type="float">
            <text:p>9.65</text:p>
          </table:table-cell>
          <table:table-cell table:style-name="ce1" office:value-type="float" office:value="2303.7" calcext:value-type="float">
            <text:p>2303.7</text:p>
          </table:table-cell>
          <table:table-cell table:style-name="ce3" table:formula="of:=([.I10]-[.B10])/[.B10]*100" office:value-type="float" office:value="20.1207621153184" calcext:value-type="float">
            <text:p>20.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table:formula="of:=MIN([.C11];[.E11];[.G11];[.I11])" office:value-type="float" office:value="1493.13" calcext:value-type="float">
            <text:p>1493.13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5" table:formula="of:=([.C11]-[.B11])/[.B11]*100" office:value-type="float" office:value="0" calcext:value-type="float">
            <text:p>0.00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5" table:formula="of:=([.E11]-[.B11])/[.B11]*100" office:value-type="float" office:value="24.853830543891" calcext:value-type="float">
            <text:p>24.85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5" table:formula="of:=([.G11]-[.B11])/[.B11]*100" office:value-type="float" office:value="2.15922257271636" calcext:value-type="float">
            <text:p>2.16</text:p>
          </table:table-cell>
          <table:table-cell table:style-name="ce1" office:value-type="float" office:value="1706.14" calcext:value-type="float">
            <text:p>1706.14</text:p>
          </table:table-cell>
          <table:table-cell table:style-name="ce3" table:formula="of:=([.I11]-[.B11])/[.B11]*100" office:value-type="float" office:value="14.2660049694266" calcext:value-type="float">
            <text:p>14.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table:formula="of:=MIN([.C12];[.E12];[.G12];[.I12])" office:value-type="float" office:value="1101.33" calcext:value-type="float">
            <text:p>1101.33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5" table:formula="of:=([.C12]-[.B12])/[.B12]*100" office:value-type="float" office:value="4.03330518554839" calcext:value-type="float">
            <text:p>4.03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5" table:formula="of:=([.E12]-[.B12])/[.B12]*100" office:value-type="float" office:value="12.5330282476642" calcext:value-type="float">
            <text:p>12.53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5" table:formula="of:=([.G12]-[.B12])/[.B12]*100" office:value-type="float" office:value="0" calcext:value-type="float">
            <text:p>0.00</text:p>
          </table:table-cell>
          <table:table-cell table:style-name="ce1" office:value-type="float" office:value="1276.59" calcext:value-type="float">
            <text:p>1276.59</text:p>
          </table:table-cell>
          <table:table-cell table:style-name="ce3" table:formula="of:=([.I12]-[.B12])/[.B12]*100" office:value-type="float" office:value="15.9134864209637" calcext:value-type="float">
            <text:p>15.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table:formula="of:=MIN([.C13];[.E13];[.G13];[.I13])" office:value-type="float" office:value="1273.77" calcext:value-type="float">
            <text:p>1273.77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5" table:formula="of:=([.C13]-[.B13])/[.B13]*100" office:value-type="float" office:value="0" calcext:value-type="float">
            <text:p>0.00</text:p>
          </table:table-cell>
          <table:table-cell table:style-name="ce1" office:value-type="float" office:value="1356.09" calcext:value-type="float">
            <text:p>1356.09</text:p>
          </table:table-cell>
          <table:table-cell table:style-name="ce5" table:formula="of:=([.E13]-[.B13])/[.B13]*100" office:value-type="float" office:value="6.46270519795567" calcext:value-type="float">
            <text:p>6.46</text:p>
          </table:table-cell>
          <table:table-cell table:style-name="ce1" office:value-type="float" office:value="1307.11" calcext:value-type="float">
            <text:p>1307.11</text:p>
          </table:table-cell>
          <table:table-cell table:style-name="ce5" table:formula="of:=([.G13]-[.B13])/[.B13]*100" office:value-type="float" office:value="2.61742700801557" calcext:value-type="float">
            <text:p>2.62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3" table:formula="of:=([.I13]-[.B13])/[.B13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table:formula="of:=MIN([.C14];[.E14];[.G14];[.I14])" office:value-type="float" office:value="1191.96" calcext:value-type="float">
            <text:p>1191.96</text:p>
          </table:table-cell>
          <table:table-cell table:style-name="ce1" office:value-type="float" office:value="1226.63" calcext:value-type="float">
            <text:p>1226.63</text:p>
          </table:table-cell>
          <table:table-cell table:style-name="ce5" table:formula="of:=([.C14]-[.B14])/[.B14]*100" office:value-type="float" office:value="2.90865465284071" calcext:value-type="float">
            <text:p>2.91</text:p>
          </table:table-cell>
          <table:table-cell table:style-name="ce1" office:value-type="float" office:value="1455.87" calcext:value-type="float">
            <text:p>1455.87</text:p>
          </table:table-cell>
          <table:table-cell table:style-name="ce5" table:formula="of:=([.E14]-[.B14])/[.B14]*100" office:value-type="float" office:value="22.1408436524715" calcext:value-type="float">
            <text:p>22.14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5" table:formula="of:=([.G14]-[.B14])/[.B14]*100" office:value-type="float" office:value="0" calcext:value-type="float">
            <text:p>0.00</text:p>
          </table:table-cell>
          <table:table-cell table:style-name="ce1" office:value-type="float" office:value="1259.97" calcext:value-type="float">
            <text:p>1259.97</text:p>
          </table:table-cell>
          <table:table-cell table:style-name="ce3" table:formula="of:=([.I14]-[.B14])/[.B14]*100" office:value-type="float" office:value="5.70572838014698" calcext:value-type="float">
            <text:p>5.7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table:formula="of:=MIN([.C15];[.E15];[.G15];[.I15])" office:value-type="float" office:value="1248.53" calcext:value-type="float">
            <text:p>1248.53</text:p>
          </table:table-cell>
          <table:table-cell table:style-name="ce1" office:value-type="float" office:value="1284.73" calcext:value-type="float">
            <text:p>1284.73</text:p>
          </table:table-cell>
          <table:table-cell table:style-name="ce5" table:formula="of:=([.C15]-[.B15])/[.B15]*100" office:value-type="float" office:value="2.89940970581404" calcext:value-type="float">
            <text:p>2.90</text:p>
          </table:table-cell>
          <table:table-cell table:style-name="ce1" office:value-type="float" office:value="1413.87" calcext:value-type="float">
            <text:p>1413.87</text:p>
          </table:table-cell>
          <table:table-cell table:style-name="ce5" table:formula="of:=([.E15]-[.B15])/[.B15]*100" office:value-type="float" office:value="13.2427735016379" calcext:value-type="float">
            <text:p>13.24</text:p>
          </table:table-cell>
          <table:table-cell table:style-name="ce1" office:value-type="float" office:value="1248.53" calcext:value-type="float">
            <text:p>1248.53</text:p>
          </table:table-cell>
          <table:table-cell table:style-name="ce5" table:formula="of:=([.G15]-[.B15])/[.B15]*100" office:value-type="float" office:value="0" calcext:value-type="float">
            <text:p>0.00</text:p>
          </table:table-cell>
          <table:table-cell table:style-name="ce1" office:value-type="float" office:value="1302.34" calcext:value-type="float">
            <text:p>1302.34</text:p>
          </table:table-cell>
          <table:table-cell table:style-name="ce3" table:formula="of:=([.I15]-[.B15])/[.B15]*100" office:value-type="float" office:value="4.30986840524456" calcext:value-type="float">
            <text:p>4.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table:formula="of:=MIN([.C16];[.E16];[.G16];[.I16])" office:value-type="float" office:value="1347.67" calcext:value-type="float">
            <text:p>1347.67</text:p>
          </table:table-cell>
          <table:table-cell table:style-name="ce1" office:value-type="float" office:value="1347.67" calcext:value-type="float">
            <text:p>1347.67</text:p>
          </table:table-cell>
          <table:table-cell table:style-name="ce5" table:formula="of:=([.C16]-[.B16])/[.B16]*100" office:value-type="float" office:value="0" calcext:value-type="float">
            <text:p>0.00</text:p>
          </table:table-cell>
          <table:table-cell table:style-name="ce1" office:value-type="float" office:value="1508.5" calcext:value-type="float">
            <text:p>1508.5</text:p>
          </table:table-cell>
          <table:table-cell table:style-name="ce5" table:formula="of:=([.E16]-[.B16])/[.B16]*100" office:value-type="float" office:value="11.9339304132317" calcext:value-type="float">
            <text:p>11.93</text:p>
          </table:table-cell>
          <table:table-cell table:style-name="ce1" office:value-type="float" office:value="1355.08" calcext:value-type="float">
            <text:p>1355.08</text:p>
          </table:table-cell>
          <table:table-cell table:style-name="ce5" table:formula="of:=([.G16]-[.B16])/[.B16]*100" office:value-type="float" office:value="0.549837868320869" calcext:value-type="float">
            <text:p>0.55</text:p>
          </table:table-cell>
          <table:table-cell table:style-name="ce1" office:value-type="float" office:value="1375.95" calcext:value-type="float">
            <text:p>1375.95</text:p>
          </table:table-cell>
          <table:table-cell table:style-name="ce3" table:formula="of:=([.I16]-[.B16])/[.B16]*100" office:value-type="float" office:value="2.09843656087915" calcext:value-type="float">
            <text:p>2.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table:formula="of:=MIN([.C17];[.E17];[.G17];[.I17])" office:value-type="float" office:value="1289.29" calcext:value-type="float">
            <text:p>1289.29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5" table:formula="of:=([.C17]-[.B17])/[.B17]*100" office:value-type="float" office:value="0" calcext:value-type="float">
            <text:p>0.00</text:p>
          </table:table-cell>
          <table:table-cell table:style-name="ce1" office:value-type="float" office:value="1448.53" calcext:value-type="float">
            <text:p>1448.53</text:p>
          </table:table-cell>
          <table:table-cell table:style-name="ce5" table:formula="of:=([.E17]-[.B17])/[.B17]*100" office:value-type="float" office:value="12.3509838748458" calcext:value-type="float">
            <text:p>12.35</text:p>
          </table:table-cell>
          <table:table-cell table:style-name="ce1" office:value-type="float" office:value="1328" calcext:value-type="float">
            <text:p>1328</text:p>
          </table:table-cell>
          <table:table-cell table:style-name="ce5" table:formula="of:=([.G17]-[.B17])/[.B17]*100" office:value-type="float" office:value="3.00242769276114" calcext:value-type="float">
            <text:p>3.00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3" table:formula="of:=([.I17]-[.B17])/[.B17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table:formula="of:=MIN([.C18];[.E18];[.G18];[.I18])" office:value-type="float" office:value="1282.38" calcext:value-type="float">
            <text:p>1282.38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5" table:formula="of:=([.C18]-[.B18])/[.B18]*100" office:value-type="float" office:value="3.00456962834729" calcext:value-type="float">
            <text:p>3.00</text:p>
          </table:table-cell>
          <table:table-cell table:style-name="ce1" office:value-type="float" office:value="1375.55" calcext:value-type="float">
            <text:p>1375.55</text:p>
          </table:table-cell>
          <table:table-cell table:style-name="ce5" table:formula="of:=([.E18]-[.B18])/[.B18]*100" office:value-type="float" office:value="7.26539715217017" calcext:value-type="float">
            <text:p>7.27</text:p>
          </table:table-cell>
          <table:table-cell table:style-name="ce1" office:value-type="float" office:value="1282.38" calcext:value-type="float">
            <text:p>1282.38</text:p>
          </table:table-cell>
          <table:table-cell table:style-name="ce5" table:formula="of:=([.G18]-[.B18])/[.B18]*100" office:value-type="float" office:value="0" calcext:value-type="float">
            <text:p>0.00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3" table:formula="of:=([.I18]-[.B18])/[.B18]*100" office:value-type="float" office:value="3.00456962834729" calcext:value-type="float">
            <text:p>3.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table:formula="of:=MIN([.C19];[.E19];[.G19];[.I19])" office:value-type="float" office:value="1260.24" calcext:value-type="float">
            <text:p>1260.24</text:p>
          </table:table-cell>
          <table:table-cell table:style-name="ce1" office:value-type="float" office:value="1260.24" calcext:value-type="float">
            <text:p>1260.24</text:p>
          </table:table-cell>
          <table:table-cell table:style-name="ce5" table:formula="of:=([.C19]-[.B19])/[.B19]*100" office:value-type="float" office:value="0" calcext:value-type="float">
            <text:p>0.00</text:p>
          </table:table-cell>
          <table:table-cell table:style-name="ce1" office:value-type="float" office:value="1446.92" calcext:value-type="float">
            <text:p>1446.92</text:p>
          </table:table-cell>
          <table:table-cell table:style-name="ce5" table:formula="of:=([.E19]-[.B19])/[.B19]*100" office:value-type="float" office:value="14.8130514822574" calcext:value-type="float">
            <text:p>14.81</text:p>
          </table:table-cell>
          <table:table-cell table:style-name="ce1" office:value-type="float" office:value="1317.54" calcext:value-type="float">
            <text:p>1317.54</text:p>
          </table:table-cell>
          <table:table-cell table:style-name="ce5" table:formula="of:=([.G19]-[.B19])/[.B19]*100" office:value-type="float" office:value="4.54675299942868" calcext:value-type="float">
            <text:p>4.55</text:p>
          </table:table-cell>
          <table:table-cell table:style-name="ce1" office:value-type="float" office:value="1339.83" calcext:value-type="float">
            <text:p>1339.83</text:p>
          </table:table-cell>
          <table:table-cell table:style-name="ce3" table:formula="of:=([.I19]-[.B19])/[.B19]*100" office:value-type="float" office:value="6.31546372119596" calcext:value-type="float">
            <text:p>6.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table:formula="of:=MIN([.C20];[.E20];[.G20];[.I20])" office:value-type="float" office:value="1266.92" calcext:value-type="float">
            <text:p>1266.92</text:p>
          </table:table-cell>
          <table:table-cell table:style-name="ce1" office:value-type="float" office:value="1266.92" calcext:value-type="float">
            <text:p>1266.92</text:p>
          </table:table-cell>
          <table:table-cell table:style-name="ce5" table:formula="of:=([.C20]-[.B20])/[.B20]*100" office:value-type="float" office:value="0" calcext:value-type="float">
            <text:p>0.00</text:p>
          </table:table-cell>
          <table:table-cell table:style-name="ce1" office:value-type="float" office:value="1406.13" calcext:value-type="float">
            <text:p>1406.13</text:p>
          </table:table-cell>
          <table:table-cell table:style-name="ce5" table:formula="of:=([.E20]-[.B20])/[.B20]*100" office:value-type="float" office:value="10.9880655447858" calcext:value-type="float">
            <text:p>10.99</text:p>
          </table:table-cell>
          <table:table-cell table:style-name="ce1" office:value-type="float" office:value="1289.95" calcext:value-type="float">
            <text:p>1289.95</text:p>
          </table:table-cell>
          <table:table-cell table:style-name="ce5" table:formula="of:=([.G20]-[.B20])/[.B20]*100" office:value-type="float" office:value="1.81779433586967" calcext:value-type="float">
            <text:p>1.82</text:p>
          </table:table-cell>
          <table:table-cell table:style-name="ce1" office:value-type="float" office:value="1301.62" calcext:value-type="float">
            <text:p>1301.62</text:p>
          </table:table-cell>
          <table:table-cell table:style-name="ce3" table:formula="of:=([.I20]-[.B20])/[.B20]*100" office:value-type="float" office:value="2.73892589903071" calcext:value-type="float">
            <text:p>2.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table:formula="of:=MIN([.C21];[.E21];[.G21];[.I21])" office:value-type="float" office:value="1323.1" calcext:value-type="float">
            <text:p>1323.1</text:p>
          </table:table-cell>
          <table:table-cell table:style-name="ce1" office:value-type="float" office:value="1323.1" calcext:value-type="float">
            <text:p>1323.1</text:p>
          </table:table-cell>
          <table:table-cell table:style-name="ce5" table:formula="of:=([.C21]-[.B21])/[.B21]*100" office:value-type="float" office:value="0" calcext:value-type="float">
            <text:p>0.00</text:p>
          </table:table-cell>
          <table:table-cell table:style-name="ce1" office:value-type="float" office:value="1429" calcext:value-type="float">
            <text:p>1429</text:p>
          </table:table-cell>
          <table:table-cell table:style-name="ce5" table:formula="of:=([.E21]-[.B21])/[.B21]*100" office:value-type="float" office:value="8.00393016400878" calcext:value-type="float">
            <text:p>8.00</text:p>
          </table:table-cell>
          <table:table-cell table:style-name="ce1" office:value-type="float" office:value="1338.42" calcext:value-type="float">
            <text:p>1338.42</text:p>
          </table:table-cell>
          <table:table-cell table:style-name="ce5" table:formula="of:=([.G21]-[.B21])/[.B21]*100" office:value-type="float" office:value="1.15788678104453" calcext:value-type="float">
            <text:p>1.16</text:p>
          </table:table-cell>
          <table:table-cell table:style-name="ce1" office:value-type="float" office:value="1351.39" calcext:value-type="float">
            <text:p>1351.39</text:p>
          </table:table-cell>
          <table:table-cell table:style-name="ce3" table:formula="of:=([.I21]-[.B21])/[.B21]*100" office:value-type="float" office:value="2.1381603809236" calcext:value-type="float">
            <text:p>2.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formula="of:=MIN([.C22];[.E22];[.G22];[.I22])" office:value-type="float" office:value="1309.14" calcext:value-type="float">
            <text:p>1309.14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5" table:formula="of:=([.C22]-[.B22])/[.B22]*100" office:value-type="float" office:value="4.12790075927708" calcext:value-type="float">
            <text:p>4.13</text:p>
          </table:table-cell>
          <table:table-cell table:style-name="ce1" office:value-type="float" office:value="1470.03" calcext:value-type="float">
            <text:p>1470.03</text:p>
          </table:table-cell>
          <table:table-cell table:style-name="ce5" table:formula="of:=([.E22]-[.B22])/[.B22]*100" office:value-type="float" office:value="12.2897474678033" calcext:value-type="float">
            <text:p>12.29</text:p>
          </table:table-cell>
          <table:table-cell table:style-name="ce1" office:value-type="float" office:value="1309.14" calcext:value-type="float">
            <text:p>1309.14</text:p>
          </table:table-cell>
          <table:table-cell table:style-name="ce5" table:formula="of:=([.G22]-[.B22])/[.B22]*100" office:value-type="float" office:value="0" calcext:value-type="float">
            <text:p>0.00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3" table:formula="of:=([.I22]-[.B22])/[.B22]*100" office:value-type="float" office:value="4.12790075927708" calcext:value-type="float">
            <text:p>4.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table:formula="of:=MIN([.C23];[.E23];[.G23];[.I23])" office:value-type="float" office:value="1295.67" calcext:value-type="float">
            <text:p>1295.67</text:p>
          </table:table-cell>
          <table:table-cell table:style-name="ce1" office:value-type="float" office:value="1295.67" calcext:value-type="float">
            <text:p>1295.67</text:p>
          </table:table-cell>
          <table:table-cell table:style-name="ce5" table:formula="of:=([.C23]-[.B23])/[.B23]*100" office:value-type="float" office:value="0" calcext:value-type="float">
            <text:p>0.00</text:p>
          </table:table-cell>
          <table:table-cell table:style-name="ce1" office:value-type="float" office:value="1465.74" calcext:value-type="float">
            <text:p>1465.74</text:p>
          </table:table-cell>
          <table:table-cell table:style-name="ce5" table:formula="of:=([.E23]-[.B23])/[.B23]*100" office:value-type="float" office:value="13.126027460696" calcext:value-type="float">
            <text:p>13.13</text:p>
          </table:table-cell>
          <table:table-cell table:style-name="ce1" office:value-type="float" office:value="1351.96" calcext:value-type="float">
            <text:p>1351.96</text:p>
          </table:table-cell>
          <table:table-cell table:style-name="ce5" table:formula="of:=([.G23]-[.B23])/[.B23]*100" office:value-type="float" office:value="4.34447042842699" calcext:value-type="float">
            <text:p>4.34</text:p>
          </table:table-cell>
          <table:table-cell table:style-name="ce1" office:value-type="float" office:value="1306.6" calcext:value-type="float">
            <text:p>1306.6</text:p>
          </table:table-cell>
          <table:table-cell table:style-name="ce3" table:formula="of:=([.I23]-[.B23])/[.B23]*100" office:value-type="float" office:value="0.843578997738609" calcext:value-type="float">
            <text:p>0.8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table:formula="of:=MIN([.C24];[.E24];[.G24];[.I24])" office:value-type="float" office:value="1252.36" calcext:value-type="float">
            <text:p>1252.36</text:p>
          </table:table-cell>
          <table:table-cell table:style-name="ce1" office:value-type="float" office:value="1252.36" calcext:value-type="float">
            <text:p>1252.36</text:p>
          </table:table-cell>
          <table:table-cell table:style-name="ce5" table:formula="of:=([.C24]-[.B24])/[.B24]*100" office:value-type="float" office:value="0" calcext:value-type="float">
            <text:p>0.00</text:p>
          </table:table-cell>
          <table:table-cell table:style-name="ce1" office:value-type="float" office:value="1396.11" calcext:value-type="float">
            <text:p>1396.11</text:p>
          </table:table-cell>
          <table:table-cell table:style-name="ce5" table:formula="of:=([.E24]-[.B24])/[.B24]*100" office:value-type="float" office:value="11.4783289150085" calcext:value-type="float">
            <text:p>11.48</text:p>
          </table:table-cell>
          <table:table-cell table:style-name="ce1" office:value-type="float" office:value="1262.65" calcext:value-type="float">
            <text:p>1262.65</text:p>
          </table:table-cell>
          <table:table-cell table:style-name="ce5" table:formula="of:=([.G24]-[.B24])/[.B24]*100" office:value-type="float" office:value="0.821648727203056" calcext:value-type="float">
            <text:p>0.82</text:p>
          </table:table-cell>
          <table:table-cell table:style-name="ce1" office:value-type="float" office:value="1254.42" calcext:value-type="float">
            <text:p>1254.42</text:p>
          </table:table-cell>
          <table:table-cell table:style-name="ce3" table:formula="of:=([.I24]-[.B24])/[.B24]*100" office:value-type="float" office:value="0.164489443929874" calcext:value-type="float">
            <text:p>0.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2:.B24])" office:value-type="float" office:value="1113.44608695652" calcext:value-type="float">
            <text:p>1113.44608695652</text:p>
          </table:table-cell>
          <table:table-cell table:style-name="Default" table:formula="of:=AVERAGE([.C2:.C24])" office:value-type="float" office:value="1134.39347826087" calcext:value-type="float">
            <text:p>1134.39347826087</text:p>
          </table:table-cell>
          <table:table-cell table:style-name="Default" table:formula="of:=AVERAGE([.D2:.D24])" office:value-type="float" office:value="1.46676286471217" calcext:value-type="float">
            <text:p>1.46676286471217</text:p>
          </table:table-cell>
          <table:table-cell table:formula="of:=AVERAGE([.E2:.E24])" office:value-type="float" office:value="1279.56086956522" calcext:value-type="float">
            <text:p>1279.56086956522</text:p>
          </table:table-cell>
          <table:table-cell table:formula="of:=AVERAGE([.F2:.F24])" office:value-type="float" office:value="18.8513377384585" calcext:value-type="float">
            <text:p>18.8513377384585</text:p>
          </table:table-cell>
          <table:table-cell table:formula="of:=AVERAGE([.G2:.G24])" office:value-type="float" office:value="1138.07260869565" calcext:value-type="float">
            <text:p>1138.07260869565</text:p>
          </table:table-cell>
          <table:table-cell table:formula="of:=AVERAGE([.H2:.H24])" office:value-type="float" office:value="2.34062260278366" calcext:value-type="float">
            <text:p>2.34062260278366</text:p>
          </table:table-cell>
          <table:table-cell table:formula="of:=AVERAGE([.I2:.I24])" office:value-type="float" office:value="1199.72565217391" calcext:value-type="float">
            <text:p>1199.72565217391</text:p>
          </table:table-cell>
          <table:table-cell table:formula="of:=AVERAGE([.J2:.J24])" office:value-type="float" office:value="10.5493776054846" calcext:value-type="float">
            <text:p>10.5493776054846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table:style-name="Default" office:value-type="string" calcext:value-type="string">
            <text:p>heuristic_prox</text:p>
          </table:table-cell>
          <table:table-cell table:style-name="Default" office:value-type="string" calcext:value-type="string">
            <text:p>gap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table:style-name="Default" office:value-type="float" office:value="217.42" calcext:value-type="float">
            <text:p>217.42</text:p>
          </table:table-cell>
          <table:table-cell table:formula="of:=([.C31]-[.B31])/[.B31]*100" office:value-type="float" office:value="21.7629928315412" calcext:value-type="float">
            <text:p>2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table:style-name="Default" office:value-type="float" office:value="219.2" calcext:value-type="float">
            <text:p>219.2</text:p>
          </table:table-cell>
          <table:table-cell table:formula="of:=([.C32]-[.B32])/[.B32]*100" office:value-type="float" office:value="26.9032594222196" calcext:value-type="float">
            <text:p>2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table:style-name="Default" office:value-type="float" office:value="214.84" calcext:value-type="float">
            <text:p>214.84</text:p>
          </table:table-cell>
          <table:table-cell table:formula="of:=([.C33]-[.B33])/[.B33]*100" office:value-type="float" office:value="23.5991255321597" calcext:value-type="float">
            <text:p>23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table:style-name="Default" office:value-type="float" office:value="668.81" calcext:value-type="float">
            <text:p>668.81</text:p>
          </table:table-cell>
          <table:table-cell table:formula="of:=([.C34]-[.B34])/[.B34]*100" office:value-type="float" office:value="6.18054232552231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table:style-name="Default" office:value-type="float" office:value="630.78" calcext:value-type="float">
            <text:p>630.78</text:p>
          </table:table-cell>
          <table:table-cell table:formula="of:=([.C35]-[.B35])/[.B35]*100"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table:style-name="Default" office:value-type="float" office:value="435.42" calcext:value-type="float">
            <text:p>435.42</text:p>
          </table:table-cell>
          <table:table-cell table:formula="of:=([.C36]-[.B36])/[.B36]*100"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table:style-name="Default" office:value-type="float" office:value="309.48" calcext:value-type="float">
            <text:p>309.48</text:p>
          </table:table-cell>
          <table:table-cell table:formula="of:=([.C37]-[.B37])/[.B37]*100"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table:style-name="Default" office:value-type="float" office:value="3333.93" calcext:value-type="float">
            <text:p>3333.93</text:p>
          </table:table-cell>
          <table:table-cell table:formula="of:=([.C38]-[.B38])/[.B38]*100"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table:style-name="Default" office:value-type="float" office:value="1917.82" calcext:value-type="float">
            <text:p>1917.82</text:p>
          </table:table-cell>
          <table:table-cell table:formula="of:=([.C39]-[.B39])/[.B39]*100"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table:style-name="Default" office:value-type="float" office:value="1493.13" calcext:value-type="float">
            <text:p>1493.13</text:p>
          </table:table-cell>
          <table:table-cell table:formula="of:=([.C40]-[.B40])/[.B40]*100"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table:style-name="Default" office:value-type="float" office:value="1145.75" calcext:value-type="float">
            <text:p>1145.75</text:p>
          </table:table-cell>
          <table:table-cell table:formula="of:=([.C41]-[.B41])/[.B41]*100"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style-name="Default" office:value-type="float" office:value="1273.77" calcext:value-type="float">
            <text:p>1273.77</text:p>
          </table:table-cell>
          <table:table-cell table:formula="of:=([.C42]-[.B42])/[.B42]*100"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style-name="Default" office:value-type="float" office:value="1226.63" calcext:value-type="float">
            <text:p>1226.63</text:p>
          </table:table-cell>
          <table:table-cell table:formula="of:=([.C43]-[.B43])/[.B43]*100" office:value-type="float" office:value="11.6112536623537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style-name="Default" office:value-type="float" office:value="1284.73" calcext:value-type="float">
            <text:p>1284.73</text:p>
          </table:table-cell>
          <table:table-cell table:formula="of:=([.C44]-[.B44])/[.B44]*100"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table:style-name="Default" office:value-type="float" office:value="1347.67" calcext:value-type="float">
            <text:p>1347.67</text:p>
          </table:table-cell>
          <table:table-cell table:formula="of:=([.C45]-[.B45])/[.B45]*100"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style-name="Default" office:value-type="float" office:value="1289.29" calcext:value-type="float">
            <text:p>1289.29</text:p>
          </table:table-cell>
          <table:table-cell table:formula="of:=([.C46]-[.B46])/[.B46]*100"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table:style-name="Default" office:value-type="float" office:value="1320.91" calcext:value-type="float">
            <text:p>1320.91</text:p>
          </table:table-cell>
          <table:table-cell table:formula="of:=([.C47]-[.B47])/[.B47]*100"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table:style-name="Default" office:value-type="float" office:value="1260.24" calcext:value-type="float">
            <text:p>1260.24</text:p>
          </table:table-cell>
          <table:table-cell table:formula="of:=([.C48]-[.B48])/[.B48]*100" office:value-type="float" office:value="2.29552907561934" calcext:value-type="float">
            <text:p>2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table:style-name="Default" office:value-type="float" office:value="1266.92" calcext:value-type="float">
            <text:p>1266.92</text:p>
          </table:table-cell>
          <table:table-cell table:formula="of:=([.C49]-[.B49])/[.B49]*100" office:value-type="float" office:value="1.33252283525027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table:style-name="Default" office:value-type="float" office:value="1323.1" calcext:value-type="float">
            <text:p>1323.1</text:p>
          </table:table-cell>
          <table:table-cell table:formula="of:=([.C50]-[.B50])/[.B50]*100" office:value-type="float" office:value="6.15712956128246" calcext:value-type="float">
            <text:p>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table:style-name="Default" office:value-type="float" office:value="1363.18" calcext:value-type="float">
            <text:p>1363.18</text:p>
          </table:table-cell>
          <table:table-cell table:formula="of:=([.C51]-[.B51])/[.B51]*100"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table:style-name="Default" office:value-type="float" office:value="1295.67" calcext:value-type="float">
            <text:p>1295.67</text:p>
          </table:table-cell>
          <table:table-cell table:formula="of:=([.C52]-[.B52])/[.B52]*100"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table:style-name="Default" office:value-type="float" office:value="1252.36" calcext:value-type="float">
            <text:p>1252.36</text:p>
          </table:table-cell>
          <table:table-cell table:formula="of:=([.C53]-[.B53])/[.B53]*100"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s to BKS</text:p>
          </table:table-cell>
          <table:table-cell table:style-name="Default" office:value-type="string" calcext:value-type="string">
            <text:p>AACOAVG</text:p>
          </table:table-cell>
          <table:table-cell table:style-name="Default" office:value-type="string" calcext:value-type="string">
            <text:p>AACOWOR</text:p>
          </table:table-cell>
          <table:table-cell table:style-name="Default" office:value-type="string" calcext:value-type="string">
            <text:p>HEURISTI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817316308244" calcext:value-type="float">
            <text:p>10.18</text:p>
          </table:table-cell>
          <table:table-cell office:value-type="float" office:value="26.3440860215054" calcext:value-type="float">
            <text:p>26.34</text:p>
          </table:table-cell>
          <table:table-cell office:value-type="float" office:value="21.7629928315412" calcext:value-type="float">
            <text:p>21.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024662768483" calcext:value-type="float">
            <text:p>13.80</text:p>
          </table:table-cell>
          <table:table-cell office:value-type="float" office:value="35.9231170034158" calcext:value-type="float">
            <text:p>35.92</text:p>
          </table:table-cell>
          <table:table-cell office:value-type="float" office:value="26.9032594222196" calcext:value-type="float">
            <text:p>26.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098607755148" calcext:value-type="float">
            <text:p>7.73</text:p>
          </table:table-cell>
          <table:table-cell office:value-type="float" office:value="20.9009319986193" calcext:value-type="float">
            <text:p>20.90</text:p>
          </table:table-cell>
          <table:table-cell office:value-type="float" office:value="23.5991255321597" calcext:value-type="float">
            <text:p>23.6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473804534197" calcext:value-type="float">
            <text:p>2.37</text:p>
          </table:table-cell>
          <table:table-cell office:value-type="float" office:value="7.26328824538007" calcext:value-type="float">
            <text:p>7.26</text:p>
          </table:table-cell>
          <table:table-cell office:value-type="float" office:value="6.18054232552231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5722213496677" calcext:value-type="float">
            <text:p>7.06</text:p>
          </table:table-cell>
          <table:table-cell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6491690846741" calcext:value-type="float">
            <text:p>2.96</text:p>
          </table:table-cell>
          <table:table-cell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48431862337" calcext:value-type="float">
            <text:p>3.35</text:p>
          </table:table-cell>
          <table:table-cell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86314766004" calcext:value-type="float">
            <text:p>2.53</text:p>
          </table:table-cell>
          <table:table-cell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9552911092473" calcext:value-type="float">
            <text:p>4.10</text:p>
          </table:table-cell>
          <table:table-cell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0440961532481" calcext:value-type="float">
            <text:p>2.60</text:p>
          </table:table-cell>
          <table:table-cell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8134978229319" calcext:value-type="float">
            <text:p>4.38</text:p>
          </table:table-cell>
          <table:table-cell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0549292130263" calcext:value-type="float">
            <text:p>3.81</text:p>
          </table:table-cell>
          <table:table-cell office:value-type="float" office:value="8.6191919565298" calcext:value-type="float">
            <text:p>8.62</text:p>
          </table:table-cell>
          <table:table-cell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0139578897564" calcext:value-type="float">
            <text:p>3.30</text:p>
          </table:table-cell>
          <table:table-cell office:value-type="float" office:value="8.45662499317574" calcext:value-type="float">
            <text:p>8.46</text:p>
          </table:table-cell>
          <table:table-cell office:value-type="float" office:value="11.6112536623537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9889120887033" calcext:value-type="float">
            <text:p>1.10</text:p>
          </table:table-cell>
          <table:table-cell office:value-type="float" office:value="5.31445748434014" calcext:value-type="float">
            <text:p>5.31</text:p>
          </table:table-cell>
          <table:table-cell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2928787047201" calcext:value-type="float">
            <text:p>3.13</text:p>
          </table:table-cell>
          <table:table-cell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3807689370476" calcext:value-type="float">
            <text:p>2.64</text:p>
          </table:table-cell>
          <table:table-cell office:value-type="float" office:value="5.35930963674471" calcext:value-type="float">
            <text:p>5.36</text:p>
          </table:table-cell>
          <table:table-cell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0026252690902" calcext:value-type="float">
            <text:p>5.00</text:p>
          </table:table-cell>
          <table:table-cell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9334718659697" calcext:value-type="float">
            <text:p>2.59</text:p>
          </table:table-cell>
          <table:table-cell office:value-type="float" office:value="5.23231273742654" calcext:value-type="float">
            <text:p>5.23</text:p>
          </table:table-cell>
          <table:table-cell office:value-type="float" office:value="2.29552907561934" calcext:value-type="float">
            <text:p>2.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0252907395262" calcext:value-type="float">
            <text:p>1.30</text:p>
          </table:table-cell>
          <table:table-cell office:value-type="float" office:value="2.7170348567498" calcext:value-type="float">
            <text:p>2.72</text:p>
          </table:table-cell>
          <table:table-cell office:value-type="float" office:value="1.33252283525027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3187201129691" calcext:value-type="float">
            <text:p>1.63</text:p>
          </table:table-cell>
          <table:table-cell office:value-type="float" office:value="2.76083956481274" calcext:value-type="float">
            <text:p>2.76</text:p>
          </table:table-cell>
          <table:table-cell office:value-type="float" office:value="6.15712956128246" calcext:value-type="float">
            <text:p>6.1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1690030011031" calcext:value-type="float">
            <text:p>2.62</text:p>
          </table:table-cell>
          <table:table-cell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7212771446347" calcext:value-type="float">
            <text:p>1.07</text:p>
          </table:table-cell>
          <table:table-cell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3417757002265" calcext:value-type="float">
            <text:p>1.63</text:p>
          </table:table-cell>
          <table:table-cell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_Full</text:p>
          </table:table-cell>
          <table:table-cell table:style-name="Default" office:value-type="string" calcext:value-type="string">
            <text:p>Gap_NoLO</text:p>
          </table:table-cell>
          <table:table-cell table:style-name="Default" office:value-type="string" calcext:value-type="string">
            <text:p>Gap_NoSwap</text:p>
          </table:table-cell>
          <table:table-cell table:style-name="Default" office:value-type="string" calcext:value-type="string">
            <text:p>Gap_NoFull</text:p>
          </table:table-cell>
          <table:table-cell table:number-columns-repeated="6"/>
        </table:table-row>
        <table:table-row table:style-name="ro1">
          <table:table-cell table:style-name="ce3" office:value-type="float" office:value="1.05507785266093" calcext:value-type="float">
            <text:p>1.06</text:p>
          </table:table-cell>
          <table:table-cell office:value-type="float" office:value="55.2591215431095" calcext:value-type="float">
            <text:p>55.26</text:p>
          </table:table-cell>
          <table:table-cell office:value-type="float" office:value="0" calcext:value-type="float">
            <text:p>0.00</text:p>
          </table:table-cell>
          <table:table-cell office:value-type="float" office:value="27.334417848013" calcext:value-type="float">
            <text:p>27.33</text:p>
          </table:table-cell>
          <table:table-cell table:number-columns-repeated="6"/>
        </table:table-row>
        <table:table-row table:style-name="ro1">
          <table:table-cell table:style-name="ce3" office:value-type="float" office:value="0.366300366300359" calcext:value-type="float">
            <text:p>0.37</text:p>
          </table:table-cell>
          <table:table-cell office:value-type="float" office:value="41.4056776556777" calcext:value-type="float">
            <text:p>41.41</text:p>
          </table:table-cell>
          <table:table-cell office:value-type="float" office:value="0" calcext:value-type="float">
            <text:p>0.00</text:p>
          </table:table-cell>
          <table:table-cell office:value-type="float" office:value="32.5915750915751" calcext:value-type="float">
            <text:p>32.59</text:p>
          </table:table-cell>
          <table:table-cell table:number-columns-repeated="6"/>
        </table:table-row>
        <table:table-row table:style-name="ro1">
          <table:table-cell table:style-name="ce3" office:value-type="float" office:value="6.13051425184014" calcext:value-type="float">
            <text:p>6.13</text:p>
          </table:table-cell>
          <table:table-cell office:value-type="float" office:value="25.0703947043422" calcext:value-type="float">
            <text:p>25.07</text:p>
          </table:table-cell>
          <table:table-cell office:value-type="float" office:value="0" calcext:value-type="float">
            <text:p>0.00</text:p>
          </table:table-cell>
          <table:table-cell office:value-type="float" office:value="26.2263498493306" calcext:value-type="float">
            <text:p>26.2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table:style-name="ce3" office:value-type="float" office:value="0.950570342205329" calcext:value-type="float">
            <text:p>0.95</text:p>
          </table:table-cell>
          <table:table-cell office:value-type="float" office:value="50.77436705926" calcext:value-type="float">
            <text:p>50.77</text:p>
          </table:table-cell>
          <table:table-cell office:value-type="float" office:value="0" calcext:value-type="float">
            <text:p>0.00</text:p>
          </table:table-cell>
          <table:table-cell office:value-type="float" office:value="30.9445423351572" calcext:value-type="float">
            <text:p>30.9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table:style-name="ce3" office:value-type="float" office:value="8.25924314354555" calcext:value-type="float">
            <text:p>8.26</text:p>
          </table:table-cell>
          <table:table-cell office:value-type="float" office:value="7.85983802986122" calcext:value-type="float">
            <text:p>7.86</text:p>
          </table:table-cell>
          <table:table-cell office:value-type="float" office:value="0" calcext:value-type="float">
            <text:p>0.00</text:p>
          </table:table-cell>
          <table:table-cell office:value-type="float" office:value="11.3187512582885" calcext:value-type="float">
            <text:p>11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table:style-name="ce3" office:value-type="float" office:value="4.03330518554839" calcext:value-type="float">
            <text:p>4.03</text:p>
          </table:table-cell>
          <table:table-cell office:value-type="float" office:value="12.5330282476642" calcext:value-type="float">
            <text:p>12.53</text:p>
          </table:table-cell>
          <table:table-cell office:value-type="float" office:value="0" calcext:value-type="float">
            <text:p>0.00</text:p>
          </table:table-cell>
          <table:table-cell office:value-type="float" office:value="15.9134864209637" calcext:value-type="float">
            <text:p>15.9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2.90865465284071" calcext:value-type="float">
            <text:p>2.91</text:p>
          </table:table-cell>
          <table:table-cell office:value-type="float" office:value="22.1408436524715" calcext:value-type="float">
            <text:p>22.14</text:p>
          </table:table-cell>
          <table:table-cell office:value-type="float" office:value="0" calcext:value-type="float">
            <text:p>0.00</text:p>
          </table:table-cell>
          <table:table-cell office:value-type="float" office:value="5.70572838014698" calcext:value-type="float">
            <text:p>5.71</text:p>
          </table:table-cell>
          <table:table-cell table:number-columns-repeated="6"/>
        </table:table-row>
        <table:table-row table:style-name="ro1">
          <table:table-cell table:style-name="ce3" office:value-type="float" office:value="2.89940970581404" calcext:value-type="float">
            <text:p>2.90</text:p>
          </table:table-cell>
          <table:table-cell office:value-type="float" office:value="13.2427735016379" calcext:value-type="float">
            <text:p>13.24</text:p>
          </table:table-cell>
          <table:table-cell office:value-type="float" office:value="0" calcext:value-type="float">
            <text:p>0.00</text:p>
          </table:table-cell>
          <table:table-cell office:value-type="float" office:value="4.30986840524456" calcext:value-type="float">
            <text:p>4.3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3.00456962834729" calcext:value-type="float">
            <text:p>3.00</text:p>
          </table:table-cell>
          <table:table-cell office:value-type="float" office:value="7.26539715217017" calcext:value-type="float">
            <text:p>7.27</text:p>
          </table:table-cell>
          <table:table-cell office:value-type="float" office:value="0" calcext:value-type="float">
            <text:p>0.00</text:p>
          </table:table-cell>
          <table:table-cell office:value-type="float" office:value="3.00456962834729" calcext:value-type="float">
            <text:p>3.0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table:style-name="ce3" office:value-type="float" office:value="4.12790075927708" calcext:value-type="float">
            <text:p>4.13</text:p>
          </table:table-cell>
          <table:table-cell office:value-type="float" office:value="12.2897474678033" calcext:value-type="float">
            <text:p>12.29</text:p>
          </table:table-cell>
          <table:table-cell office:value-type="float" office:value="0" calcext:value-type="float">
            <text:p>0.00</text:p>
          </table:table-cell>
          <table:table-cell office:value-type="float" office:value="4.12790075927708" calcext:value-type="float">
            <text:p>4.1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/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full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full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full</text:p>
          </table:table-cell>
          <table:table-cell table:number-columns-repeated="2"/>
        </table:table-row>
        <table:table-row table:style-name="ro1">
          <table:table-cell table:style-name="ce3" office:value-type="float" office:value="217.42" calcext:value-type="float">
            <text:p>217.42</text:p>
          </table:table-cell>
          <table:table-cell/>
          <table:table-cell office:value-type="float" office:value="334.04" calcext:value-type="float">
            <text:p>334.04</text:p>
          </table:table-cell>
          <table:table-cell table:formula="of:=([.C111]-[.A111])/[.A111]*100" office:value-type="float" office:value="53.6381197681906" calcext:value-type="float">
            <text:p>53.64</text:p>
          </table:table-cell>
          <table:table-cell table:style-name="ce3" office:value-type="float" office:value="215.15" calcext:value-type="float">
            <text:p>215.15</text:p>
          </table:table-cell>
          <table:table-cell table:style-name="ce3" table:formula="of:=([.E111]-[.A111])/[.A111]*100" office:value-type="float" office:value="-1.04406218379173" calcext:value-type="float">
            <text:p>-1.04</text:p>
          </table:table-cell>
          <table:table-cell table:style-name="ce3" office:value-type="float" office:value="273.96" calcext:value-type="float">
            <text:p>273.96</text:p>
          </table:table-cell>
          <table:table-cell table:style-name="ce3" table:formula="of:=([.G111]-[.A111])/[.A111]*100" office:value-type="float" office:value="26.0049673443105" calcext:value-type="float">
            <text:p>26.00</text:p>
          </table:table-cell>
          <table:table-cell table:number-columns-repeated="2"/>
        </table:table-row>
        <table:table-row table:style-name="ro1">
          <table:table-cell table:style-name="ce3" office:value-type="float" office:value="219.2" calcext:value-type="float">
            <text:p>219.20</text:p>
          </table:table-cell>
          <table:table-cell/>
          <table:table-cell office:value-type="float" office:value="308.83" calcext:value-type="float">
            <text:p>308.83</text:p>
          </table:table-cell>
          <table:table-cell table:formula="of:=([.C112]-[.A112])/[.A112]*100" office:value-type="float" office:value="40.889598540146" calcext:value-type="float">
            <text:p>40.89</text:p>
          </table:table-cell>
          <table:table-cell table:style-name="ce3" office:value-type="float" office:value="218.4" calcext:value-type="float">
            <text:p>218.40</text:p>
          </table:table-cell>
          <table:table-cell table:style-name="ce3" table:formula="of:=([.E112]-[.A112])/[.A112]*100" office:value-type="float" office:value="-0.364963503649627" calcext:value-type="float">
            <text:p>-0.36</text:p>
          </table:table-cell>
          <table:table-cell table:style-name="ce3" office:value-type="float" office:value="289.58" calcext:value-type="float">
            <text:p>289.58</text:p>
          </table:table-cell>
          <table:table-cell table:style-name="ce3" table:formula="of:=([.G112]-[.A112])/[.A112]*100" office:value-type="float" office:value="32.1076642335766" calcext:value-type="float">
            <text:p>32.11</text:p>
          </table:table-cell>
          <table:table-cell table:number-columns-repeated="2"/>
        </table:table-row>
        <table:table-row table:style-name="ro1">
          <table:table-cell table:style-name="ce3" office:value-type="float" office:value="214.84" calcext:value-type="float">
            <text:p>214.84</text:p>
          </table:table-cell>
          <table:table-cell/>
          <table:table-cell office:value-type="float" office:value="253.18" calcext:value-type="float">
            <text:p>253.18</text:p>
          </table:table-cell>
          <table:table-cell table:formula="of:=([.C113]-[.A113])/[.A113]*100" office:value-type="float" office:value="17.8458387637312" calcext:value-type="float">
            <text:p>17.85</text:p>
          </table:table-cell>
          <table:table-cell table:style-name="ce3" office:value-type="float" office:value="202.43" calcext:value-type="float">
            <text:p>202.43</text:p>
          </table:table-cell>
          <table:table-cell table:style-name="ce3" table:formula="of:=([.E113]-[.A113])/[.A113]*100" office:value-type="float" office:value="-5.77639173338298" calcext:value-type="float">
            <text:p>-5.78</text:p>
          </table:table-cell>
          <table:table-cell table:style-name="ce3" office:value-type="float" office:value="255.52" calcext:value-type="float">
            <text:p>255.52</text:p>
          </table:table-cell>
          <table:table-cell table:style-name="ce3" table:formula="of:=([.G113]-[.A113])/[.A113]*100" office:value-type="float" office:value="18.9350214112828" calcext:value-type="float">
            <text:p>18.94</text:p>
          </table:table-cell>
          <table:table-cell table:number-columns-repeated="2"/>
        </table:table-row>
        <table:table-row table:style-name="ro1">
          <table:table-cell table:style-name="ce3" office:value-type="float" office:value="668.81" calcext:value-type="float">
            <text:p>668.81</text:p>
          </table:table-cell>
          <table:table-cell/>
          <table:table-cell office:value-type="float" office:value="779.34" calcext:value-type="float">
            <text:p>779.34</text:p>
          </table:table-cell>
          <table:table-cell table:formula="of:=([.C114]-[.A114])/[.A114]*100" office:value-type="float" office:value="16.5263677277553" calcext:value-type="float">
            <text:p>16.53</text:p>
          </table:table-cell>
          <table:table-cell table:style-name="ce3" office:value-type="float" office:value="711.8" calcext:value-type="float">
            <text:p>711.80</text:p>
          </table:table-cell>
          <table:table-cell table:style-name="ce3" table:formula="of:=([.E114]-[.A114])/[.A114]*100" office:value-type="float" office:value="6.42783451204378" calcext:value-type="float">
            <text:p>6.43</text:p>
          </table:table-cell>
          <table:table-cell table:style-name="ce3" office:value-type="float" office:value="691.62" calcext:value-type="float">
            <text:p>691.62</text:p>
          </table:table-cell>
          <table:table-cell table:style-name="ce3" table:formula="of:=([.G114]-[.A114])/[.A114]*100" office:value-type="float" office:value="3.41053512955848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3" office:value-type="float" office:value="630.78" calcext:value-type="float">
            <text:p>630.78</text:p>
          </table:table-cell>
          <table:table-cell/>
          <table:table-cell office:value-type="float" office:value="726.62" calcext:value-type="float">
            <text:p>726.62</text:p>
          </table:table-cell>
          <table:table-cell table:formula="of:=([.C115]-[.A115])/[.A115]*100" office:value-type="float" office:value="15.1938869336377" calcext:value-type="float">
            <text:p>15.19</text:p>
          </table:table-cell>
          <table:table-cell table:style-name="ce3" office:value-type="float" office:value="655.4" calcext:value-type="float">
            <text:p>655.40</text:p>
          </table:table-cell>
          <table:table-cell table:style-name="ce3" table:formula="of:=([.E115]-[.A115])/[.A115]*100" office:value-type="float" office:value="3.90310409334475" calcext:value-type="float">
            <text:p>3.90</text:p>
          </table:table-cell>
          <table:table-cell table:style-name="ce3" office:value-type="float" office:value="697.86" calcext:value-type="float">
            <text:p>697.86</text:p>
          </table:table-cell>
          <table:table-cell table:style-name="ce3" table:formula="of:=([.G115]-[.A115])/[.A115]*100" office:value-type="float" office:value="10.6344525825169" calcext:value-type="float">
            <text:p>10.63</text:p>
          </table:table-cell>
          <table:table-cell table:number-columns-repeated="2"/>
        </table:table-row>
        <table:table-row table:style-name="ro1">
          <table:table-cell table:style-name="ce3" office:value-type="float" office:value="435.42" calcext:value-type="float">
            <text:p>435.42</text:p>
          </table:table-cell>
          <table:table-cell/>
          <table:table-cell office:value-type="float" office:value="650.32" calcext:value-type="float">
            <text:p>650.32</text:p>
          </table:table-cell>
          <table:table-cell table:formula="of:=([.C116]-[.A116])/[.A116]*100" office:value-type="float" office:value="49.3546460888338" calcext:value-type="float">
            <text:p>49.35</text:p>
          </table:table-cell>
          <table:table-cell table:style-name="ce3" office:value-type="float" office:value="431.32" calcext:value-type="float">
            <text:p>431.32</text:p>
          </table:table-cell>
          <table:table-cell table:style-name="ce3" table:formula="of:=([.E116]-[.A116])/[.A116]*100" office:value-type="float" office:value="-0.941619585687388" calcext:value-type="float">
            <text:p>-0.94</text:p>
          </table:table-cell>
          <table:table-cell table:style-name="ce3" office:value-type="float" office:value="564.79" calcext:value-type="float">
            <text:p>564.79</text:p>
          </table:table-cell>
          <table:table-cell table:style-name="ce3" table:formula="of:=([.G116]-[.A116])/[.A116]*100" office:value-type="float" office:value="29.7115428781406" calcext:value-type="float">
            <text:p>29.71</text:p>
          </table:table-cell>
          <table:table-cell table:number-columns-repeated="2"/>
        </table:table-row>
        <table:table-row table:style-name="ro1">
          <table:table-cell table:style-name="ce3" office:value-type="float" office:value="309.48" calcext:value-type="float">
            <text:p>309.48</text:p>
          </table:table-cell>
          <table:table-cell/>
          <table:table-cell office:value-type="float" office:value="350.77" calcext:value-type="float">
            <text:p>350.77</text:p>
          </table:table-cell>
          <table:table-cell table:formula="of:=([.C117]-[.A117])/[.A117]*100" office:value-type="float" office:value="13.3417345224247" calcext:value-type="float">
            <text:p>13.34</text:p>
          </table:table-cell>
          <table:table-cell table:style-name="ce3" office:value-type="float" office:value="349.19" calcext:value-type="float">
            <text:p>349.19</text:p>
          </table:table-cell>
          <table:table-cell table:style-name="ce3" table:formula="of:=([.E117]-[.A117])/[.A117]*100" office:value-type="float" office:value="12.8312007237947" calcext:value-type="float">
            <text:p>12.83</text:p>
          </table:table-cell>
          <table:table-cell table:style-name="ce3" office:value-type="float" office:value="366.51" calcext:value-type="float">
            <text:p>366.51</text:p>
          </table:table-cell>
          <table:table-cell table:style-name="ce3" table:formula="of:=([.G117]-[.A117])/[.A117]*100" office:value-type="float" office:value="18.4276851492827" calcext:value-type="float">
            <text:p>18.43</text:p>
          </table:table-cell>
          <table:table-cell table:number-columns-repeated="2"/>
        </table:table-row>
        <table:table-row table:style-name="ro1">
          <table:table-cell table:style-name="ce3" office:value-type="float" office:value="3333.93" calcext:value-type="float">
            <text:p>3333.93</text:p>
          </table:table-cell>
          <table:table-cell/>
          <table:table-cell office:value-type="float" office:value="3321.63" calcext:value-type="float">
            <text:p>3321.63</text:p>
          </table:table-cell>
          <table:table-cell table:formula="of:=([.C118]-[.A118])/[.A118]*100" office:value-type="float" office:value="-0.368933960821005" calcext:value-type="float">
            <text:p>-0.37</text:p>
          </table:table-cell>
          <table:table-cell table:style-name="ce3" office:value-type="float" office:value="3079.58" calcext:value-type="float">
            <text:p>3079.58</text:p>
          </table:table-cell>
          <table:table-cell table:style-name="ce3" table:formula="of:=([.E118]-[.A118])/[.A118]*100" office:value-type="float" office:value="-7.62913438494509" calcext:value-type="float">
            <text:p>-7.63</text:p>
          </table:table-cell>
          <table:table-cell table:style-name="ce3" office:value-type="float" office:value="3428.15" calcext:value-type="float">
            <text:p>3428.15</text:p>
          </table:table-cell>
          <table:table-cell table:style-name="ce3" table:formula="of:=([.G118]-[.A118])/[.A118]*100" office:value-type="float" office:value="2.82609412915089" calcext:value-type="float">
            <text:p>2.83</text:p>
          </table:table-cell>
          <table:table-cell table:number-columns-repeated="2"/>
        </table:table-row>
        <table:table-row table:style-name="ro1">
          <table:table-cell table:style-name="ce3" office:value-type="float" office:value="1917.82" calcext:value-type="float">
            <text:p>1917.82</text:p>
          </table:table-cell>
          <table:table-cell/>
          <table:table-cell office:value-type="float" office:value="2429.24" calcext:value-type="float">
            <text:p>2429.24</text:p>
          </table:table-cell>
          <table:table-cell table:formula="of:=([.C119]-[.A119])/[.A119]*100" office:value-type="float" office:value="26.6667361900491" calcext:value-type="float">
            <text:p>26.67</text:p>
          </table:table-cell>
          <table:table-cell table:style-name="ce3" office:value-type="float" office:value="2102.98" calcext:value-type="float">
            <text:p>2102.98</text:p>
          </table:table-cell>
          <table:table-cell table:style-name="ce3" table:formula="of:=([.E119]-[.A119])/[.A119]*100" office:value-type="float" office:value="9.65471212105412" calcext:value-type="float">
            <text:p>9.65</text:p>
          </table:table-cell>
          <table:table-cell table:style-name="ce3" office:value-type="float" office:value="2303.7" calcext:value-type="float">
            <text:p>2303.70</text:p>
          </table:table-cell>
          <table:table-cell table:style-name="ce3" table:formula="of:=([.G119]-[.A119])/[.A119]*100" office:value-type="float" office:value="20.1207621153184" calcext:value-type="float">
            <text:p>20.12</text:p>
          </table:table-cell>
          <table:table-cell table:number-columns-repeated="2"/>
        </table:table-row>
        <table:table-row table:style-name="ro1">
          <table:table-cell table:style-name="ce3" office:value-type="float" office:value="1493.13" calcext:value-type="float">
            <text:p>1493.13</text:p>
          </table:table-cell>
          <table:table-cell/>
          <table:table-cell office:value-type="float" office:value="1864.23" calcext:value-type="float">
            <text:p>1864.23</text:p>
          </table:table-cell>
          <table:table-cell table:formula="of:=([.C120]-[.A120])/[.A120]*100" office:value-type="float" office:value="24.853830543891" calcext:value-type="float">
            <text:p>24.85</text:p>
          </table:table-cell>
          <table:table-cell table:style-name="ce3" office:value-type="float" office:value="1525.37" calcext:value-type="float">
            <text:p>1525.37</text:p>
          </table:table-cell>
          <table:table-cell table:style-name="ce3" table:formula="of:=([.E120]-[.A120])/[.A120]*100" office:value-type="float" office:value="2.15922257271636" calcext:value-type="float">
            <text:p>2.16</text:p>
          </table:table-cell>
          <table:table-cell table:style-name="ce3" office:value-type="float" office:value="1706.14" calcext:value-type="float">
            <text:p>1706.14</text:p>
          </table:table-cell>
          <table:table-cell table:style-name="ce3" table:formula="of:=([.G120]-[.A120])/[.A120]*100" office:value-type="float" office:value="14.2660049694266" calcext:value-type="float">
            <text:p>14.27</text:p>
          </table:table-cell>
          <table:table-cell table:number-columns-repeated="2"/>
        </table:table-row>
        <table:table-row table:style-name="ro1">
          <table:table-cell table:style-name="ce3" office:value-type="float" office:value="1145.75" calcext:value-type="float">
            <text:p>1145.75</text:p>
          </table:table-cell>
          <table:table-cell/>
          <table:table-cell office:value-type="float" office:value="1239.36" calcext:value-type="float">
            <text:p>1239.36</text:p>
          </table:table-cell>
          <table:table-cell table:formula="of:=([.C121]-[.A121])/[.A121]*100" office:value-type="float" office:value="8.17019419594151" calcext:value-type="float">
            <text:p>8.17</text:p>
          </table:table-cell>
          <table:table-cell table:style-name="ce3" office:value-type="float" office:value="1101.33" calcext:value-type="float">
            <text:p>1101.33</text:p>
          </table:table-cell>
          <table:table-cell table:style-name="ce3" table:formula="of:=([.E121]-[.A121])/[.A121]*100" office:value-type="float" office:value="-3.87693650447306" calcext:value-type="float">
            <text:p>-3.88</text:p>
          </table:table-cell>
          <table:table-cell table:style-name="ce3" office:value-type="float" office:value="1276.59" calcext:value-type="float">
            <text:p>1276.59</text:p>
          </table:table-cell>
          <table:table-cell table:style-name="ce3" table:formula="of:=([.G121]-[.A121])/[.A121]*100" office:value-type="float" office:value="11.419594152302" calcext:value-type="float">
            <text:p>11.42</text:p>
          </table:table-cell>
          <table:table-cell table:number-columns-repeated="2"/>
        </table:table-row>
        <table:table-row table:style-name="ro1">
          <table:table-cell table:style-name="ce3" office:value-type="float" office:value="1273.77" calcext:value-type="float">
            <text:p>1273.77</text:p>
          </table:table-cell>
          <table:table-cell/>
          <table:table-cell office:value-type="float" office:value="1356.09" calcext:value-type="float">
            <text:p>1356.09</text:p>
          </table:table-cell>
          <table:table-cell table:formula="of:=([.C122]-[.A122])/[.A122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E122]-[.A122])/[.A122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G122]-[.A122])/[.A122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26.63" calcext:value-type="float">
            <text:p>1226.63</text:p>
          </table:table-cell>
          <table:table-cell/>
          <table:table-cell office:value-type="float" office:value="1455.87" calcext:value-type="float">
            <text:p>1455.87</text:p>
          </table:table-cell>
          <table:table-cell table:formula="of:=([.C123]-[.A123])/[.A123]*100" office:value-type="float" office:value="18.6886021049542" calcext:value-type="float">
            <text:p>18.69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E123]-[.A123])/[.A123]*100" office:value-type="float" office:value="-2.82644318172555" calcext:value-type="float">
            <text:p>-2.83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G123]-[.A123])/[.A123]*100" office:value-type="float" office:value="2.71801602765299" calcext:value-type="float">
            <text:p>2.72</text:p>
          </table:table-cell>
          <table:table-cell table:number-columns-repeated="2"/>
        </table:table-row>
        <table:table-row table:style-name="ro1">
          <table:table-cell table:style-name="ce3" office:value-type="float" office:value="1284.73" calcext:value-type="float">
            <text:p>1284.73</text:p>
          </table:table-cell>
          <table:table-cell/>
          <table:table-cell office:value-type="float" office:value="1413.87" calcext:value-type="float">
            <text:p>1413.87</text:p>
          </table:table-cell>
          <table:table-cell table:formula="of:=([.C124]-[.A124])/[.A124]*100" office:value-type="float" office:value="10.0519175235263" calcext:value-type="float">
            <text:p>10.05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E124]-[.A124])/[.A124]*100" office:value-type="float" office:value="-2.81771267114491" calcext:value-type="float">
            <text:p>-2.82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G124]-[.A124])/[.A124]*100" office:value-type="float" office:value="1.3707160259354" calcext:value-type="float">
            <text:p>1.37</text:p>
          </table:table-cell>
          <table:table-cell table:number-columns-repeated="2"/>
        </table:table-row>
        <table:table-row table:style-name="ro1">
          <table:table-cell table:style-name="ce3" office:value-type="float" office:value="1347.67" calcext:value-type="float">
            <text:p>1347.67</text:p>
          </table:table-cell>
          <table:table-cell/>
          <table:table-cell office:value-type="float" office:value="1508.5" calcext:value-type="float">
            <text:p>1508.50</text:p>
          </table:table-cell>
          <table:table-cell table:formula="of:=([.C125]-[.A125])/[.A125]*100" office:value-type="float" office:value="11.9339304132317" calcext:value-type="float">
            <text:p>11.93</text:p>
          </table:table-cell>
          <table:table-cell table:style-name="ce3" office:value-type="float" office:value="1355.08" calcext:value-type="float">
            <text:p>1355.08</text:p>
          </table:table-cell>
          <table:table-cell table:style-name="ce3" table:formula="of:=([.E125]-[.A125])/[.A125]*100" office:value-type="float" office:value="0.549837868320869" calcext:value-type="float">
            <text:p>0.55</text:p>
          </table:table-cell>
          <table:table-cell table:style-name="ce3" office:value-type="float" office:value="1375.95" calcext:value-type="float">
            <text:p>1375.95</text:p>
          </table:table-cell>
          <table:table-cell table:style-name="ce3" table:formula="of:=([.G125]-[.A125])/[.A125]*100" office:value-type="float" office:value="2.09843656087915" calcext:value-type="float">
            <text:p>2.10</text:p>
          </table:table-cell>
          <table:table-cell table:number-columns-repeated="2"/>
        </table:table-row>
        <table:table-row table:style-name="ro1">
          <table:table-cell table:style-name="ce3" office:value-type="float" office:value="1289.29" calcext:value-type="float">
            <text:p>1289.29</text:p>
          </table:table-cell>
          <table:table-cell/>
          <table:table-cell office:value-type="float" office:value="1448.53" calcext:value-type="float">
            <text:p>1448.53</text:p>
          </table:table-cell>
          <table:table-cell table:formula="of:=([.C126]-[.A126])/[.A126]*100" office:value-type="float" office:value="12.3509838748458" calcext:value-type="float">
            <text:p>12.35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E126]-[.A126])/[.A126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G126]-[.A126])/[.A126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320.91" calcext:value-type="float">
            <text:p>1320.91</text:p>
          </table:table-cell>
          <table:table-cell/>
          <table:table-cell office:value-type="float" office:value="1375.55" calcext:value-type="float">
            <text:p>1375.55</text:p>
          </table:table-cell>
          <table:table-cell table:formula="of:=([.C127]-[.A127])/[.A127]*100" office:value-type="float" office:value="4.13654223224897" calcext:value-type="float">
            <text:p>4.14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E127]-[.A127])/[.A127]*100" office:value-type="float" office:value="-2.91692848112286" calcext:value-type="float">
            <text:p>-2.92</text:p>
          </table:table-cell>
          <table:table-cell table:style-name="ce3" office:value-type="float" office:value="1320.91" calcext:value-type="float">
            <text:p>1320.91</text:p>
          </table:table-cell>
          <table:table-cell table:style-name="ce3" table:formula="of:=([.G127]-[.A127])/[.A127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60.24" calcext:value-type="float">
            <text:p>1260.24</text:p>
          </table:table-cell>
          <table:table-cell/>
          <table:table-cell office:value-type="float" office:value="1446.92" calcext:value-type="float">
            <text:p>1446.92</text:p>
          </table:table-cell>
          <table:table-cell table:formula="of:=([.C128]-[.A128])/[.A128]*100" office:value-type="float" office:value="14.8130514822574" calcext:value-type="float">
            <text:p>14.81</text:p>
          </table:table-cell>
          <table:table-cell table:style-name="ce3" office:value-type="float" office:value="1317.54" calcext:value-type="float">
            <text:p>1317.54</text:p>
          </table:table-cell>
          <table:table-cell table:style-name="ce3" table:formula="of:=([.E128]-[.A128])/[.A128]*100" office:value-type="float" office:value="4.54675299942868" calcext:value-type="float">
            <text:p>4.55</text:p>
          </table:table-cell>
          <table:table-cell table:style-name="ce3" office:value-type="float" office:value="1339.83" calcext:value-type="float">
            <text:p>1339.83</text:p>
          </table:table-cell>
          <table:table-cell table:style-name="ce3" table:formula="of:=([.G128]-[.A128])/[.A128]*100" office:value-type="float" office:value="6.31546372119596" calcext:value-type="float">
            <text:p>6.32</text:p>
          </table:table-cell>
          <table:table-cell table:number-columns-repeated="2"/>
        </table:table-row>
        <table:table-row table:style-name="ro1">
          <table:table-cell table:style-name="ce3" office:value-type="float" office:value="1266.92" calcext:value-type="float">
            <text:p>1266.92</text:p>
          </table:table-cell>
          <table:table-cell/>
          <table:table-cell office:value-type="float" office:value="1406.13" calcext:value-type="float">
            <text:p>1406.13</text:p>
          </table:table-cell>
          <table:table-cell table:formula="of:=([.C129]-[.A129])/[.A129]*100" office:value-type="float" office:value="10.9880655447858" calcext:value-type="float">
            <text:p>10.99</text:p>
          </table:table-cell>
          <table:table-cell table:style-name="ce3" office:value-type="float" office:value="1289.95" calcext:value-type="float">
            <text:p>1289.95</text:p>
          </table:table-cell>
          <table:table-cell table:style-name="ce3" table:formula="of:=([.E129]-[.A129])/[.A129]*100" office:value-type="float" office:value="1.81779433586967" calcext:value-type="float">
            <text:p>1.82</text:p>
          </table:table-cell>
          <table:table-cell table:style-name="ce3" office:value-type="float" office:value="1301.62" calcext:value-type="float">
            <text:p>1301.62</text:p>
          </table:table-cell>
          <table:table-cell table:style-name="ce3" table:formula="of:=([.G129]-[.A129])/[.A129]*100" office:value-type="float" office:value="2.73892589903071" calcext:value-type="float">
            <text:p>2.74</text:p>
          </table:table-cell>
          <table:table-cell table:number-columns-repeated="2"/>
        </table:table-row>
        <table:table-row table:style-name="ro1">
          <table:table-cell table:style-name="ce3" office:value-type="float" office:value="1323.1" calcext:value-type="float">
            <text:p>1323.10</text:p>
          </table:table-cell>
          <table:table-cell/>
          <table:table-cell office:value-type="float" office:value="1429" calcext:value-type="float">
            <text:p>1429.00</text:p>
          </table:table-cell>
          <table:table-cell table:formula="of:=([.C130]-[.A130])/[.A130]*100" office:value-type="float" office:value="8.00393016400878" calcext:value-type="float">
            <text:p>8.00</text:p>
          </table:table-cell>
          <table:table-cell table:style-name="ce3" office:value-type="float" office:value="1338.42" calcext:value-type="float">
            <text:p>1338.42</text:p>
          </table:table-cell>
          <table:table-cell table:style-name="ce3" table:formula="of:=([.E130]-[.A130])/[.A130]*100" office:value-type="float" office:value="1.15788678104453" calcext:value-type="float">
            <text:p>1.16</text:p>
          </table:table-cell>
          <table:table-cell table:style-name="ce3" office:value-type="float" office:value="1351.39" calcext:value-type="float">
            <text:p>1351.39</text:p>
          </table:table-cell>
          <table:table-cell table:style-name="ce3" table:formula="of:=([.G130]-[.A130])/[.A130]*100" office:value-type="float" office:value="2.1381603809236" calcext:value-type="float">
            <text:p>2.14</text:p>
          </table:table-cell>
          <table:table-cell table:number-columns-repeated="2"/>
        </table:table-row>
        <table:table-row table:style-name="ro1">
          <table:table-cell table:style-name="ce3" office:value-type="float" office:value="1363.18" calcext:value-type="float">
            <text:p>1363.18</text:p>
          </table:table-cell>
          <table:table-cell/>
          <table:table-cell office:value-type="float" office:value="1470.03" calcext:value-type="float">
            <text:p>1470.03</text:p>
          </table:table-cell>
          <table:table-cell table:formula="of:=([.C131]-[.A131])/[.A131]*100" office:value-type="float" office:value="7.83828988101351" calcext:value-type="float">
            <text:p>7.84</text:p>
          </table:table-cell>
          <table:table-cell table:style-name="ce3" office:value-type="float" office:value="1309.14" calcext:value-type="float">
            <text:p>1309.14</text:p>
          </table:table-cell>
          <table:table-cell table:style-name="ce3" table:formula="of:=([.E131]-[.A131])/[.A131]*100" office:value-type="float" office:value="-3.96426003902639" calcext:value-type="float">
            <text:p>-3.96</text:p>
          </table:table-cell>
          <table:table-cell table:style-name="ce3" office:value-type="float" office:value="1363.18" calcext:value-type="float">
            <text:p>1363.18</text:p>
          </table:table-cell>
          <table:table-cell table:style-name="ce3" table:formula="of:=([.G131]-[.A131])/[.A131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95.67" calcext:value-type="float">
            <text:p>1295.67</text:p>
          </table:table-cell>
          <table:table-cell/>
          <table:table-cell office:value-type="float" office:value="1465.74" calcext:value-type="float">
            <text:p>1465.74</text:p>
          </table:table-cell>
          <table:table-cell table:formula="of:=([.C132]-[.A132])/[.A132]*100" office:value-type="float" office:value="13.126027460696" calcext:value-type="float">
            <text:p>13.13</text:p>
          </table:table-cell>
          <table:table-cell table:style-name="ce3" office:value-type="float" office:value="1351.96" calcext:value-type="float">
            <text:p>1351.96</text:p>
          </table:table-cell>
          <table:table-cell table:style-name="ce3" table:formula="of:=([.E132]-[.A132])/[.A132]*100" office:value-type="float" office:value="4.34447042842699" calcext:value-type="float">
            <text:p>4.34</text:p>
          </table:table-cell>
          <table:table-cell table:style-name="ce3" office:value-type="float" office:value="1306.6" calcext:value-type="float">
            <text:p>1306.60</text:p>
          </table:table-cell>
          <table:table-cell table:style-name="ce3" table:formula="of:=([.G132]-[.A132])/[.A132]*100" office:value-type="float" office:value="0.843578997738609" calcext:value-type="float">
            <text:p>0.84</text:p>
          </table:table-cell>
          <table:table-cell table:number-columns-repeated="2"/>
        </table:table-row>
        <table:table-row table:style-name="ro1">
          <table:table-cell table:style-name="ce3" office:value-type="float" office:value="1252.36" calcext:value-type="float">
            <text:p>1252.36</text:p>
          </table:table-cell>
          <table:table-cell/>
          <table:table-cell office:value-type="float" office:value="1396.11" calcext:value-type="float">
            <text:p>1396.11</text:p>
          </table:table-cell>
          <table:table-cell table:formula="of:=([.C133]-[.A133])/[.A133]*100" office:value-type="float" office:value="11.4783289150085" calcext:value-type="float">
            <text:p>11.48</text:p>
          </table:table-cell>
          <table:table-cell table:style-name="ce3" office:value-type="float" office:value="1262.65" calcext:value-type="float">
            <text:p>1262.65</text:p>
          </table:table-cell>
          <table:table-cell table:style-name="ce3" table:formula="of:=([.E133]-[.A133])/[.A133]*100" office:value-type="float" office:value="0.821648727203056" calcext:value-type="float">
            <text:p>0.82</text:p>
          </table:table-cell>
          <table:table-cell table:style-name="ce3" office:value-type="float" office:value="1254.42" calcext:value-type="float">
            <text:p>1254.42</text:p>
          </table:table-cell>
          <table:table-cell table:style-name="ce3" table:formula="of:=([.G133]-[.A133])/[.A133]*100" office:value-type="float" office:value="0.164489443929874" calcext:value-type="float">
            <text:p>0.16</text:p>
          </table:table-cell>
          <table:table-cell table:number-columns-repeated="2"/>
        </table:table-row>
        <table:table-row table:style-name="ro1">
          <table:table-cell table:style-name="ce4" table:formula="of:=AVERAGE([.A111:.A133])" office:value-type="float" office:value="1134.39347826087" calcext:value-type="float">
            <text:p>1134.39</text:p>
          </table:table-cell>
          <table:table-cell table:style-name="ce4"/>
          <table:table-cell table:style-name="ce4" table:formula="of:=AVERAGE([.C111:.C133])" office:value-type="float" office:value="1279.56086956522" calcext:value-type="float">
            <text:p>1279.56</text:p>
          </table:table-cell>
          <table:table-cell table:style-name="ce4" table:formula="of:=AVERAGE([.D111:.D133])" office:value-type="float" office:value="17.2167127873179" calcext:value-type="float">
            <text:p>17.22</text:p>
          </table:table-cell>
          <table:table-cell table:style-name="ce4" table:formula="of:=AVERAGE([.E111:.E133])" office:value-type="float" office:value="1138.07260869565" calcext:value-type="float">
            <text:p>1138.07</text:p>
          </table:table-cell>
          <table:table-cell table:style-name="ce4" table:formula="of:=AVERAGE([.F111:.F133])" office:value-type="float" office:value="0.942429025872811" calcext:value-type="float">
            <text:p>0.94</text:p>
          </table:table-cell>
          <table:table-cell table:style-name="ce4" table:formula="of:=AVERAGE([.G111:.G133])" office:value-type="float" office:value="1199.72565217391" calcext:value-type="float">
            <text:p>1199.73</text:p>
          </table:table-cell>
          <table:table-cell table:style-name="ce4" table:formula="of:=AVERAGE([.H111:.H133])" office:value-type="float" office:value="8.96748309357187" calcext:value-type="float">
            <text:p>8.9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s to FULL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OnlyFinal</text:p>
          </table:table-cell>
          <table:table-cell table:style-name="Default" office:value-type="string" calcext:value-type="string">
            <text:p>Only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3.6381197681906" calcext:value-type="float">
            <text:p>53.64</text:p>
          </table:table-cell>
          <table:table-cell office:value-type="float" office:value="-1.04406218379173" calcext:value-type="float">
            <text:p>-1.04</text:p>
          </table:table-cell>
          <table:table-cell office:value-type="float" office:value="26.0049673443105" calcext:value-type="float">
            <text:p>26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40.889598540146" calcext:value-type="float">
            <text:p>40.89</text:p>
          </table:table-cell>
          <table:table-cell office:value-type="float" office:value="-0.364963503649627" calcext:value-type="float">
            <text:p>-0.36</text:p>
          </table:table-cell>
          <table:table-cell office:value-type="float" office:value="32.1076642335766" calcext:value-type="float">
            <text:p>32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.8458387637312" calcext:value-type="float">
            <text:p>17.85</text:p>
          </table:table-cell>
          <table:table-cell office:value-type="float" office:value="-5.77639173338298" calcext:value-type="float">
            <text:p>-5.78</text:p>
          </table:table-cell>
          <table:table-cell office:value-type="float" office:value="18.9350214112828" calcext:value-type="float">
            <text:p>18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.3546460888338" calcext:value-type="float">
            <text:p>49.35</text:p>
          </table:table-cell>
          <table:table-cell office:value-type="float" office:value="-0.941619585687388" calcext:value-type="float">
            <text:p>-0.94</text:p>
          </table:table-cell>
          <table:table-cell office:value-type="float" office:value="29.7115428781406" calcext:value-type="float">
            <text:p>2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-0.368933960821005" calcext:value-type="float">
            <text:p>-0.37</text:p>
          </table:table-cell>
          <table:table-cell office:value-type="float" office:value="-7.62913438494509" calcext:value-type="float">
            <text:p>-7.63</text:p>
          </table:table-cell>
          <table:table-cell office:value-type="float" office:value="2.82609412915089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.17019419594151" calcext:value-type="float">
            <text:p>8.17</text:p>
          </table:table-cell>
          <table:table-cell office:value-type="float" office:value="-3.87693650447306" calcext:value-type="float">
            <text:p>-3.88</text:p>
          </table:table-cell>
          <table:table-cell office:value-type="float" office:value="11.419594152302" calcext:value-type="float">
            <text:p>1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4.13654223224897" calcext:value-type="float">
            <text:p>4.14</text:p>
          </table:table-cell>
          <table:table-cell office:value-type="float" office:value="-2.91692848112286" calcext:value-type="float">
            <text:p>-2.9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7.83828988101351" calcext:value-type="float">
            <text:p>7.84</text:p>
          </table:table-cell>
          <table:table-cell office:value-type="float" office:value="-3.96426003902639" calcext:value-type="float">
            <text:p>-3.96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calcext:conditional-formats>
          <calcext:conditional-format calcext:target-range-address="Sheet1.C2:Sheet1.I24">
            <calcext:condition calcext:apply-style-name="Good" calcext:value="formula-is([.C2]=MIN([.$C2];[.$E2];[.$G2];[.$I2])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0:32:13.925149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6.3$Linux_X86_64 LibreOffice_project/60$Build-3</meta:generator>
    <dc:date>2024-05-27T20:39:48.080933351</dc:date>
    <meta:editing-duration>P2DT4H35M28S</meta:editing-duration>
    <meta:editing-cycles>124</meta:editing-cycles>
    <meta:document-statistic meta:table-count="1" meta:cell-count="810" meta:object-count="0"/>
  </office:meta>
</office:document-meta>
</file>